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opacity="25%" draw:textarea-horizontal-align="justify" draw:textarea-vertical-align="middle" draw:auto-grow-height="false" draw:shadow-opacity="25%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ott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  <style:text-properties fo:color="#999999"/>
    </style:style>
    <style:style style:name="P4" style:family="paragraph">
      <style:paragraph-properties fo:text-align="center"/>
      <style:text-properties fo:color="#999999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999999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56cm" svg:height="2.23cm" svg:x="2.949cm" svg:y="1.14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2.456cm" svg:height="2.23cm" svg:x="2.95cm" svg:y="4.446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456cm" svg:height="2.23cm" svg:x="2.951cm" svg:y="7.84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456cm" svg:height="2.23cm" svg:x="2.952cm" svg:y="11.44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.456cm" svg:height="2.23cm" svg:x="2.953cm" svg:y="14.84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9" draw:id="id9" draw:layer="layout" svg:width="2.456cm" svg:height="2.23cm" svg:x="2.954cm" svg:y="18.35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1" draw:id="id11" draw:layer="layout" svg:width="2.456cm" svg:height="2.23cm" svg:x="2.955cm" svg:y="21.751cm">
          <text:p text:style-name="P3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456cm" svg:height="2.23cm" svg:x="10.15cm" svg:y="1.14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456cm" svg:height="2.23cm" svg:x="10.151cm" svg:y="4.447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456cm" svg:height="2.23cm" svg:x="10.152cm" svg:y="7.84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2.456cm" svg:height="2.23cm" svg:x="10.153cm" svg:y="11.44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456cm" svg:height="2.23cm" svg:x="10.154cm" svg:y="14.8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2" draw:id="id12" draw:layer="layout" svg:width="2.456cm" svg:height="2.23cm" svg:x="10.155cm" svg:y="18.351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456cm" svg:height="2.23cm" svg:x="10.156cm" svg:y="21.752cm">
          <text:p text:style-name="P3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405cm" svg:y1="2.26cm" svg:x2="10.152cm" svg:y2="8.963cm" draw:start-shape="id1" draw:start-glue-point="10" draw:end-shape="id2" draw:end-glue-point="6" svg:d="M5405 2260l4747 6703" svg:viewBox="0 0 4748 6704">
          <text:p/>
        </draw:connector>
        <draw:connector draw:style-name="gr4" draw:text-style-name="P1" draw:layer="layout" draw:type="line" svg:x1="5.406cm" svg:y1="5.561cm" svg:x2="10.15cm" svg:y2="2.261cm" draw:start-shape="id3" draw:start-glue-point="10" draw:end-shape="id4" draw:end-glue-point="6" svg:d="M5406 5561l4744-3300" svg:viewBox="0 0 4745 3301">
          <text:p/>
        </draw:connector>
        <draw:connector draw:style-name="gr3" draw:text-style-name="P1" draw:layer="layout" draw:type="line" svg:x1="5.407cm" svg:y1="8.962cm" svg:x2="10.15cm" svg:y2="2.261cm" draw:start-shape="id5" draw:start-glue-point="10" draw:end-shape="id4" draw:end-glue-point="6" svg:d="M5407 8962l4743-6701" svg:viewBox="0 0 4744 6702">
          <text:p/>
        </draw:connector>
        <draw:connector draw:style-name="gr3" draw:text-style-name="P1" draw:layer="layout" draw:type="line" svg:x1="5.408cm" svg:y1="12.563cm" svg:x2="10.154cm" svg:y2="15.965cm" draw:start-shape="id6" draw:start-glue-point="10" draw:end-shape="id7" draw:end-glue-point="6" svg:d="M5408 12563l4746 3402" svg:viewBox="0 0 4747 3403">
          <text:p/>
        </draw:connector>
        <draw:connector draw:style-name="gr3" draw:text-style-name="P1" draw:layer="layout" draw:type="line" svg:x1="5.409cm" svg:y1="15.964cm" svg:x2="10.154cm" svg:y2="15.965cm" draw:start-shape="id8" draw:start-glue-point="10" draw:end-shape="id7" draw:end-glue-point="6" svg:d="M5409 15964l4745 1" svg:viewBox="0 0 4746 2">
          <text:p/>
        </draw:connector>
        <draw:connector draw:style-name="gr4" draw:text-style-name="P1" draw:layer="layout" draw:type="line" svg:x1="5.41cm" svg:y1="19.465cm" svg:x2="10.153cm" svg:y2="12.564cm" draw:start-shape="id9" draw:start-glue-point="10" draw:end-shape="id10" svg:d="M5410 19465l4743-6901" svg:viewBox="0 0 4744 6902">
          <text:p/>
        </draw:connector>
        <draw:connector draw:style-name="gr4" draw:text-style-name="P1" draw:layer="layout" draw:type="line" svg:x1="5.411cm" svg:y1="22.866cm" svg:x2="10.155cm" svg:y2="19.466cm" draw:start-shape="id11" draw:start-glue-point="10" draw:end-shape="id12" draw:end-glue-point="6" svg:d="M5411 22866l4744-3400" svg:viewBox="0 0 4745 3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926cm" fo:page-height="26.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1T21:11:52.011563559</meta:creation-date>
    <meta:generator>LibreOffice/4.2.8.2$Linux_X86_64 LibreOffice_project/420m0$Build-2</meta:generator>
    <dc:date>2016-04-22T11:43:34.506491429</dc:date>
    <dc:creator>elucterio </dc:creator>
    <meta:editing-duration>PT17M44S</meta:editing-duration>
    <meta:editing-cycles>7</meta:editing-cycles>
    <meta:document-statistic meta:object-count="21"/>
  </office:meta>
</office:document-meta>
</file>